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2" style:family="table">
      <style:table-properties style:width="17.694cm" fo:margin-left="0cm" table:align="left"/>
    </style:style>
    <style:style style:name="Tabel2.A" style:family="table-column">
      <style:table-column-properties style:column-width="17.694cm"/>
    </style:style>
    <style:style style:name="Tabel2.A1" style:family="table-cell">
      <style:table-cell-properties fo:padding-left="0.191cm" fo:padding-right="0.191cm" fo:padding-top="0cm" fo:padding-bottom="0cm" fo:border="none"/>
    </style:style>
    <style:style style:name="P1" style:family="paragraph" style:parent-style-name="Header">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paragraph-properties fo:margin-top="0cm" fo:margin-bottom="0cm" fo:line-height="100%"/>
      <style:text-properties fo:color="#808080" fo:font-size="16pt" fo:language="nl" fo:country="NL" fo:font-weight="bold" style:font-size-asian="16pt" style:font-weight-asian="bold" style:font-size-complex="16pt" style:font-weight-complex="bold"/>
    </style:style>
    <style:style style:name="P4" style:family="paragraph" style:parent-style-name="Normal">
      <style:text-properties style:font-name-complex="Calibri"/>
    </style:style>
    <style:style style:name="P5"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TOC_20_1">
      <style:paragraph-properties>
        <style:tab-stops>
          <style:tab-stop style:position="15.984cm" style:type="right" style:leader-style="dotted" style:leader-text="."/>
        </style:tab-stops>
      </style:paragraph-properties>
    </style:style>
    <style:style style:name="P7" style:family="paragraph" style:parent-style-name="TOC_20_2">
      <style:paragraph-properties>
        <style:tab-stops>
          <style:tab-stop style:position="15.596cm" style:type="right" style:leader-style="dotted" style:leader-text="."/>
        </style:tab-stops>
      </style:paragraph-properties>
    </style:style>
    <style:style style:name="P8" style:family="paragraph" style:parent-style-name="Normal" style:master-page-name="MPF0">
      <style:paragraph-properties style:page-number="auto" fo:break-before="page"/>
      <style:text-properties fo:language="nl" fo:country="NL"/>
    </style:style>
    <style:style style:name="P9" style:family="paragraph" style:parent-style-name="Normal" style:master-page-name="MP1">
      <style:paragraph-properties style:page-number="1" fo:break-before="page"/>
    </style:style>
    <style:style style:name="P10" style:family="paragraph" style:parent-style-name="List_20_Paragraph" style:list-style-name="L1"/>
    <style:style style:name="P11" style:family="paragraph">
      <style:paragraph-properties style:writing-mode="lr-tb"/>
    </style:style>
    <style:style style:name="P12" style:family="paragraph">
      <style:paragraph-properties fo:margin-top="0cm" fo:margin-bottom="0cm"/>
    </style:style>
    <style:style style:name="P13" style:family="paragraph">
      <style:paragraph-properties fo:margin-top="0cm" fo:margin-bottom="0.106cm"/>
    </style:style>
    <style:style style:name="T1" style:family="text">
      <style:text-properties style:font-name="Cambria" fo:font-size="14pt" style:font-name-asian="Times New Roman" style:font-size-asian="14pt" style:font-size-complex="14pt"/>
    </style:style>
    <style:style style:name="T2" style:family="text">
      <style:text-properties fo:language="en" fo:country="US"/>
    </style:style>
    <style:style style:name="T3" style:family="text">
      <style:text-properties style:language-asian="nl" style:country-asian="BE"/>
    </style:style>
    <style:style style:name="T4" style:family="text">
      <style:text-properties fo:language="nl" fo:country="NL"/>
    </style:style>
    <style:style style:name="T5" style:family="text">
      <style:text-properties style:font-name-complex="Calibri"/>
    </style:style>
    <style:style style:name="T6" style:family="text">
      <style:text-properties fo:color="#1f497d" fo:font-size="36pt" fo:font-weight="bold" style:font-size-asian="36pt" style:font-weight-asian="bold" style:font-size-complex="36pt" style:font-weight-complex="bold"/>
    </style:style>
    <style:style style:name="T7" style:family="text">
      <style:text-properties fo:color="#4f81bd" fo:font-size="20pt" fo:language="nl" fo:country="NL" fo:font-weight="bold" style:font-size-asian="20pt" style:font-weight-asian="bold" style:font-size-complex="20pt" style:font-weight-complex="bold"/>
    </style:style>
    <style:style style:name="T8" style:family="text">
      <style:text-properties fo:color="#808080" fo:font-size="16pt" fo:language="nl" fo:country="NL" fo:font-weight="bold" style:font-size-asian="16pt" style:font-weight-asian="bold" style:font-size-complex="16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Calibri"/>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23cm" fo:min-width="1.226cm" fo:padding-top="0.127cm" fo:padding-bottom="0.127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gr3" style:family="graphic">
      <style:graphic-properties style:run-through="background"/>
    </style:style>
    <style:style style:name="gr4" style:family="graphic">
      <style:graphic-properties draw:stroke="none" draw:fill="solid" draw:fill-color="#a7bfde" draw:opacity="50%" style:run-through="background"/>
    </style:style>
    <style:style style:name="gr5" style:family="graphic">
      <style:graphic-properties draw:stroke="none" draw:fill="solid" draw:fill-color="#d3dfee" draw:opacity="50%" style:run-through="background"/>
    </style:style>
    <style:style style:name="gr6" style:family="graphic">
      <style:graphic-properties draw:stroke="none" draw:fill="solid" draw:fill-color="#d8d8d8" draw:opacity="100%" style:run-through="background"/>
    </style:style>
    <style:style style:name="gr7" style:family="graphic">
      <style:graphic-properties draw:stroke="none" draw:fill="solid" draw:fill-color="#bfbfbf" draw:opacity="100%" style:run-through="background"/>
    </style:style>
    <style:style style:name="gr8" style:family="graphic">
      <style:graphic-properties draw:stroke="none" draw:fill="solid" draw:fill-color="#d3dfee" draw:opacity="70%" style:run-through="background"/>
    </style:style>
    <style:style style:name="gr9" style:family="graphic">
      <style:graphic-properties draw:stroke="none" draw:fill="solid" draw:fill-color="#a7bfde" draw:opacity="70%" style:run-through="background"/>
    </style:style>
    <style:style style:name="gr10" style:family="graphic">
      <style:graphic-properties draw:stroke="none" draw:fill="none" draw:textarea-vertical-align="bottom" draw:auto-grow-height="false" draw:auto-grow-width="false" fo:min-height="14.822cm" fo:min-width="9.71cm" fo:padding-top="0.127cm" fo:padding-bottom="0.127cm" fo:padding-left="0.254cm" fo:padding-right="0.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Normal"><text:span text:style-name="Default_20_Paragraph_20_Font"><text:span text:style-name="T2"><draw:frame draw:style-name="fr2" draw:name="Afbeelding 2" text:anchor-type="as-char" svg:y="0cm" svg:width="5.576cm" style:rel-width="scale" svg:height="2.997cm" style:rel-height="scale" draw:z-index="3"><draw:image/></draw:frame></text:span></text:span></text:p>
      <text:p text:style-name="Normal"><draw:g text:anchor-type="paragraph" draw:z-index="7" draw:name="Groep 4" draw:style-name="gr2"><draw:g draw:name="Group 3" draw:style-name="gr3"><draw:g draw:name="Group 4" draw:style-name="gr3"><draw:custom-shape draw:name="Freeform 5" draw:style-name="gr4" draw:text-style-name="P11" svg:width="12.279cm" svg:height="6.079cm" svg:x="0.053cm" svg:y="17.657cm"><text:p/><draw:enhanced-geometry svg:viewBox="0 0 7132 2863" draw:text-areas="?f28 ?f24 ?f36 ?f37" draw:glue-points="?f23 ?f24 ?f25 ?f26 ?f23 ?f27 ?f28 ?f26 ?f29 ?f24 ?f30 ?f31 ?f29 ?f32 ?f28 ?f31 ?f28 ?f24 ?f33 ?f32 ?f30 ?f34 ?f30 ?f35 ?f28 ?f24" draw:type="non-primitive" draw:enhanced-path="M 0 0 L 17 2863 7132 2578 7132 2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32"/><draw:equation draw:name="f7" draw:formula="?f4 / 2863"/><draw:equation draw:name="f8" draw:formula="2210434 * ?f5 / 7132"/><draw:equation draw:name="f9" draw:formula="0 * ?f4 / 2863"/><draw:equation draw:name="f10" draw:formula="4420867 * ?f5 / 7132"/><draw:equation draw:name="f11" draw:formula="1094423 * ?f4 / 2863"/><draw:equation draw:name="f12" draw:formula="2188845 * ?f4 / 2863"/><draw:equation draw:name="f13" draw:formula="0 * ?f5 / 7132"/><draw:equation draw:name="f14" draw:formula="1370167761 * ?f5 / 7132"/><draw:equation draw:name="f15" draw:formula="2147483647 * ?f5 / 7132"/><draw:equation draw:name="f16" draw:formula="836716870 * ?f4 / 2863"/><draw:equation draw:name="f17" draw:formula="1673433741 * ?f4 / 2863"/><draw:equation draw:name="f18" draw:formula="6532123 * ?f5 / 7132"/><draw:equation draw:name="f19" draw:formula="1506850308 * ?f4 / 2863"/><draw:equation draw:name="f20" draw:formula="116900998 * ?f4 / 2863"/><draw:equation draw:name="f21" draw:formula="7132 * ?f5 / 7132"/><draw:equation draw:name="f22" draw:formula="2863 * ?f4 / 2863"/><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6"/><draw:equation draw:name="f34" draw:formula="?f19 / ?f7"/><draw:equation draw:name="f35" draw:formula="?f20 / ?f7"/><draw:equation draw:name="f36" draw:formula="?f21 / ?f6"/><draw:equation draw:name="f37" draw:formula="?f22 / ?f7"/></draw:enhanced-geometry></draw:custom-shape><draw:custom-shape draw:name="Freeform 6" draw:style-name="gr5" draw:text-style-name="P11" svg:width="5.966cm" svg:height="7.54cm" svg:x="12.333cm" svg:y="16.874cm"><text:p/><draw:enhanced-geometry svg:viewBox="0 0 3466 3550" draw:text-areas="?f27 ?f23 ?f34 ?f35" draw:glue-points="?f22 ?f23 ?f24 ?f25 ?f22 ?f26 ?f27 ?f25 ?f28 ?f23 ?f29 ?f30 ?f28 ?f31 ?f27 ?f30 ?f27 ?f32 ?f27 ?f33 ?f29 ?f31 ?f29 ?f23 ?f27 ?f32" draw:type="non-primitive" draw:enhanced-path="M 0 569 L 0 2930 3466 3550 3466 0 0 56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6"/><draw:equation draw:name="f7" draw:formula="?f4 / 3550"/><draw:equation draw:name="f8" draw:formula="1074105 * ?f5 / 3466"/><draw:equation draw:name="f9" draw:formula="0 * ?f4 / 3550"/><draw:equation draw:name="f10" draw:formula="2148209 * ?f5 / 3466"/><draw:equation draw:name="f11" draw:formula="1356997 * ?f4 / 3550"/><draw:equation draw:name="f12" draw:formula="2713994 * ?f4 / 3550"/><draw:equation draw:name="f13" draw:formula="0 * ?f5 / 3466"/><draw:equation draw:name="f14" draw:formula="665724885 * ?f5 / 3466"/><draw:equation draw:name="f15" draw:formula="1331448531 * ?f5 / 3466"/><draw:equation draw:name="f16" draw:formula="1037431566 * ?f4 / 3550"/><draw:equation draw:name="f17" draw:formula="2074863132 * ?f4 / 3550"/><draw:equation draw:name="f18" draw:formula="332562890 * ?f4 / 3550"/><draw:equation draw:name="f19" draw:formula="1712492282 * ?f4 / 3550"/><draw:equation draw:name="f20" draw:formula="3466 * ?f5 / 3466"/><draw:equation draw:name="f21" draw:formula="3550 * ?f4 / 3550"/><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7"/><draw:equation draw:name="f33" draw:formula="?f19 / ?f7"/><draw:equation draw:name="f34" draw:formula="?f20 / ?f6"/><draw:equation draw:name="f35" draw:formula="?f21 / ?f7"/></draw:enhanced-geometry></draw:custom-shape><draw:custom-shape draw:name="Freeform 7" draw:style-name="gr4" draw:text-style-name="P11" svg:width="2.738cm" svg:height="7.54cm" svg:x="18.3cm" svg:y="16.874cm"><text:p/><draw:enhanced-geometry svg:viewBox="0 0 1591 3550" draw:text-areas="?f27 ?f23 ?f34 ?f35" draw:glue-points="?f22 ?f23 ?f24 ?f25 ?f22 ?f26 ?f27 ?f25 ?f28 ?f23 ?f29 ?f30 ?f28 ?f31 ?f27 ?f30 ?f27 ?f23 ?f27 ?f31 ?f29 ?f32 ?f29 ?f33 ?f27 ?f23" draw:type="non-primitive" draw:enhanced-path="M 0 0 L 0 3550 1591 2746 1591 73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1"/><draw:equation draw:name="f7" draw:formula="?f4 / 3550"/><draw:equation draw:name="f8" draw:formula="493076 * ?f5 / 1591"/><draw:equation draw:name="f9" draw:formula="0 * ?f4 / 3550"/><draw:equation draw:name="f10" draw:formula="986152 * ?f5 / 1591"/><draw:equation draw:name="f11" draw:formula="1356997 * ?f4 / 3550"/><draw:equation draw:name="f12" draw:formula="2713994 * ?f4 / 3550"/><draw:equation draw:name="f13" draw:formula="0 * ?f5 / 1591"/><draw:equation draw:name="f14" draw:formula="305624046 * ?f5 / 1591"/><draw:equation draw:name="f15" draw:formula="611248093 * ?f5 / 1591"/><draw:equation draw:name="f16" draw:formula="1037431566 * ?f4 / 3550"/><draw:equation draw:name="f17" draw:formula="2074863132 * ?f4 / 3550"/><draw:equation draw:name="f18" draw:formula="1604950873 * ?f4 / 3550"/><draw:equation draw:name="f19" draw:formula="430752968 * ?f4 / 3550"/><draw:equation draw:name="f20" draw:formula="1591 * ?f5 / 1591"/><draw:equation draw:name="f21" draw:formula="3550 * ?f4 / 3550"/><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7"/><draw:equation draw:name="f33" draw:formula="?f19 / ?f7"/><draw:equation draw:name="f34" draw:formula="?f20 / ?f6"/><draw:equation draw:name="f35" draw:formula="?f21 / ?f7"/></draw:enhanced-geometry></draw:custom-shape></draw:g><draw:custom-shape draw:name="Freeform 8" draw:style-name="gr6" draw:text-style-name="P11" svg:width="7.093cm" svg:height="6.183cm" svg:x="13.96cm" svg:y="17.621cm"><text:p/><draw:enhanced-geometry svg:viewBox="0 0 4120 2913" draw:text-areas="?f28 ?f24 ?f36 ?f37" draw:glue-points="?f23 ?f24 ?f25 ?f26 ?f23 ?f27 ?f28 ?f26 ?f29 ?f24 ?f30 ?f31 ?f29 ?f32 ?f28 ?f31 ?f33 ?f34 ?f28 ?f35 ?f30 ?f32 ?f30 ?f24 ?f33 ?f34" draw:type="non-primitive" draw:enhanced-path="M 1 251 L 0 2662 4120 2913 4120 0 1 25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0"/><draw:equation draw:name="f7" draw:formula="?f4 / 2913"/><draw:equation draw:name="f8" draw:formula="1276987 * ?f5 / 4120"/><draw:equation draw:name="f9" draw:formula="0 * ?f4 / 2913"/><draw:equation draw:name="f10" draw:formula="2553974 * ?f5 / 4120"/><draw:equation draw:name="f11" draw:formula="1113154 * ?f4 / 2913"/><draw:equation draw:name="f12" draw:formula="2226307 * ?f4 / 2913"/><draw:equation draw:name="f13" draw:formula="0 * ?f5 / 4120"/><draw:equation draw:name="f14" draw:formula="791599837 * ?f5 / 4120"/><draw:equation draw:name="f15" draw:formula="1583199673 * ?f5 / 4120"/><draw:equation draw:name="f16" draw:formula="850745906 * ?f4 / 2913"/><draw:equation draw:name="f17" draw:formula="1701490284 * ?f4 / 2913"/><draw:equation draw:name="f18" draw:formula="384336 * ?f5 / 4120"/><draw:equation draw:name="f19" draw:formula="146609919 * ?f4 / 2913"/><draw:equation draw:name="f20" draw:formula="1554880795 * ?f4 / 2913"/><draw:equation draw:name="f21" draw:formula="4120 * ?f5 / 4120"/><draw:equation draw:name="f22" draw:formula="2913 * ?f4 / 2913"/><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6"/><draw:equation draw:name="f34" draw:formula="?f19 / ?f7"/><draw:equation draw:name="f35" draw:formula="?f20 / ?f7"/><draw:equation draw:name="f36" draw:formula="?f21 / ?f6"/><draw:equation draw:name="f37" draw:formula="?f22 / ?f7"/></draw:enhanced-geometry></draw:custom-shape><draw:custom-shape draw:name="Freeform 9" draw:style-name="gr7" draw:text-style-name="P11" svg:width="6.862cm" svg:height="8.997cm" svg:x="7.13cm" svg:y="16.198cm"><text:p/><draw:enhanced-geometry svg:viewBox="0 0 3985 4236" draw:text-areas="?f27 ?f23 ?f34 ?f35" draw:glue-points="?f22 ?f23 ?f24 ?f25 ?f22 ?f26 ?f27 ?f25 ?f28 ?f23 ?f29 ?f30 ?f28 ?f31 ?f27 ?f30 ?f27 ?f23 ?f27 ?f31 ?f29 ?f32 ?f29 ?f33 ?f27 ?f23" draw:type="non-primitive" draw:enhanced-path="M 0 0 L 0 4236 3985 3349 3985 92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5"/><draw:equation draw:name="f7" draw:formula="?f4 / 4236"/><draw:equation draw:name="f8" draw:formula="1235076 * ?f5 / 3985"/><draw:equation draw:name="f9" draw:formula="0 * ?f4 / 4236"/><draw:equation draw:name="f10" draw:formula="2470151 * ?f5 / 3985"/><draw:equation draw:name="f11" draw:formula="1619252 * ?f4 / 4236"/><draw:equation draw:name="f12" draw:formula="3238503 * ?f4 / 4236"/><draw:equation draw:name="f13" draw:formula="0 * ?f5 / 3985"/><draw:equation draw:name="f14" draw:formula="765577090 * ?f5 / 3985"/><draw:equation draw:name="f15" draw:formula="1531152940 * ?f5 / 3985"/><draw:equation draw:name="f16" draw:formula="1237948929 * ?f4 / 4236"/><draw:equation draw:name="f17" draw:formula="2147483647 * ?f4 / 4236"/><draw:equation draw:name="f18" draw:formula="1957454744 * ?f4 / 4236"/><draw:equation draw:name="f19" draw:formula="538314676 * ?f4 / 4236"/><draw:equation draw:name="f20" draw:formula="3985 * ?f5 / 3985"/><draw:equation draw:name="f21" draw:formula="4236 * ?f4 / 4236"/><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7"/><draw:equation draw:name="f33" draw:formula="?f19 / ?f7"/><draw:equation draw:name="f34" draw:formula="?f20 / ?f6"/><draw:equation draw:name="f35" draw:formula="?f21 / ?f7"/></draw:enhanced-geometry></draw:custom-shape><draw:custom-shape draw:name="Freeform 10" draw:style-name="gr6" draw:text-style-name="P11" svg:width="7.035cm" svg:height="9.032cm" svg:x="0.094cm" svg:y="16.198cm"><text:p/><draw:enhanced-geometry svg:viewBox="0 0 4086 4253" draw:text-areas="?f28 ?f24 ?f36 ?f37" draw:glue-points="?f23 ?f24 ?f25 ?f26 ?f23 ?f27 ?f28 ?f26 ?f29 ?f24 ?f30 ?f31 ?f29 ?f32 ?f28 ?f31 ?f30 ?f24 ?f33 ?f32 ?f28 ?f34 ?f28 ?f35 ?f30 ?f24" draw:type="non-primitive" draw:enhanced-path="M 4086 0 L 4084 4253 0 3198 0 1072 408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86"/><draw:equation draw:name="f7" draw:formula="?f4 / 4253"/><draw:equation draw:name="f8" draw:formula="1266508 * ?f5 / 4086"/><draw:equation draw:name="f9" draw:formula="0 * ?f4 / 4253"/><draw:equation draw:name="f10" draw:formula="2533016 * ?f5 / 4086"/><draw:equation draw:name="f11" draw:formula="1625602 * ?f4 / 4253"/><draw:equation draw:name="f12" draw:formula="3251204 * ?f4 / 4253"/><draw:equation draw:name="f13" draw:formula="0 * ?f5 / 4086"/><draw:equation draw:name="f14" draw:formula="785140854 * ?f5 / 4086"/><draw:equation draw:name="f15" draw:formula="1570281707 * ?f5 / 4086"/><draw:equation draw:name="f16" draw:formula="1242690553 * ?f4 / 4253"/><draw:equation draw:name="f17" draw:formula="2147483647 * ?f4 / 4253"/><draw:equation draw:name="f18" draw:formula="1569513000 * ?f5 / 4086"/><draw:equation draw:name="f19" draw:formula="1868855873 * ?f4 / 4253"/><draw:equation draw:name="f20" draw:formula="626458677 * ?f4 / 4253"/><draw:equation draw:name="f21" draw:formula="4086 * ?f5 / 4086"/><draw:equation draw:name="f22" draw:formula="4253 * ?f4 / 4253"/><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6"/><draw:equation draw:name="f34" draw:formula="?f19 / ?f7"/><draw:equation draw:name="f35" draw:formula="?f20 / ?f7"/><draw:equation draw:name="f36" draw:formula="?f21 / ?f6"/><draw:equation draw:name="f37" draw:formula="?f22 / ?f7"/></draw:enhanced-geometry></draw:custom-shape><draw:custom-shape draw:name="Freeform 11" draw:style-name="gr8" draw:text-style-name="P11" svg:width="3.574cm" svg:height="8.176cm" svg:x="0.092cm" svg:y="16.66cm"><text:p/><draw:enhanced-geometry svg:viewBox="0 0 2076 3851" draw:text-areas="?f28 ?f24 ?f36 ?f37" draw:glue-points="?f23 ?f24 ?f25 ?f26 ?f23 ?f27 ?f28 ?f26 ?f29 ?f24 ?f30 ?f31 ?f29 ?f32 ?f28 ?f31 ?f28 ?f33 ?f34 ?f24 ?f30 ?f32 ?f28 ?f35 ?f28 ?f33" draw:type="non-primitive" draw:enhanced-path="M 0 921 L 2060 0 2076 3851 0 2981 0 9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6"/><draw:equation draw:name="f7" draw:formula="?f4 / 3851"/><draw:equation draw:name="f8" draw:formula="643573 * ?f5 / 2076"/><draw:equation draw:name="f9" draw:formula="0 * ?f4 / 3851"/><draw:equation draw:name="f10" draw:formula="1287146 * ?f5 / 2076"/><draw:equation draw:name="f11" draw:formula="1471928 * ?f4 / 3851"/><draw:equation draw:name="f12" draw:formula="2943855 * ?f4 / 3851"/><draw:equation draw:name="f13" draw:formula="0 * ?f5 / 2076"/><draw:equation draw:name="f14" draw:formula="399023287 * ?f5 / 2076"/><draw:equation draw:name="f15" draw:formula="798046575 * ?f5 / 2076"/><draw:equation draw:name="f16" draw:formula="1125199422 * ?f4 / 3851"/><draw:equation draw:name="f17" draw:formula="2147483647 * ?f4 / 3851"/><draw:equation draw:name="f18" draw:formula="538201879 * ?f4 / 3851"/><draw:equation draw:name="f19" draw:formula="791896054 * ?f5 / 2076"/><draw:equation draw:name="f20" draw:formula="1741998044 * ?f4 / 3851"/><draw:equation draw:name="f21" draw:formula="2076 * ?f5 / 2076"/><draw:equation draw:name="f22" draw:formula="3851 * ?f4 / 3851"/><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7"/><draw:equation draw:name="f34" draw:formula="?f19 / ?f6"/><draw:equation draw:name="f35" draw:formula="?f20 / ?f7"/><draw:equation draw:name="f36" draw:formula="?f21 / ?f6"/><draw:equation draw:name="f37" draw:formula="?f22 / ?f7"/></draw:enhanced-geometry></draw:custom-shape><draw:custom-shape draw:name="Freeform 12" draw:style-name="gr9" draw:text-style-name="P11" svg:width="10.351cm" svg:height="8.145cm" svg:x="3.639cm" svg:y="16.66cm"><text:p/><draw:enhanced-geometry svg:viewBox="0 0 6011 3835" draw:text-areas="?f28 ?f24 ?f36 ?f37" draw:glue-points="?f23 ?f24 ?f25 ?f26 ?f23 ?f27 ?f28 ?f26 ?f29 ?f24 ?f30 ?f31 ?f29 ?f32 ?f28 ?f31 ?f28 ?f24 ?f33 ?f32 ?f30 ?f34 ?f30 ?f35 ?f28 ?f24" draw:type="non-primitive" draw:enhanced-path="M 0 0 L 17 3835 6011 2629 6011 123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1"/><draw:equation draw:name="f7" draw:formula="?f4 / 3835"/><draw:equation draw:name="f8" draw:formula="1863090 * ?f5 / 6011"/><draw:equation draw:name="f9" draw:formula="0 * ?f4 / 3835"/><draw:equation draw:name="f10" draw:formula="3726180 * ?f5 / 6011"/><draw:equation draw:name="f11" draw:formula="1465898 * ?f4 / 3835"/><draw:equation draw:name="f12" draw:formula="2931795 * ?f4 / 3835"/><draw:equation draw:name="f13" draw:formula="0 * ?f5 / 6011"/><draw:equation draw:name="f14" draw:formula="1154917369 * ?f5 / 6011"/><draw:equation draw:name="f15" draw:formula="2147483647 * ?f5 / 6011"/><draw:equation draw:name="f16" draw:formula="1120654463 * ?f4 / 3835"/><draw:equation draw:name="f17" draw:formula="2147483647 * ?f4 / 3835"/><draw:equation draw:name="f18" draw:formula="6532438 * ?f5 / 6011"/><draw:equation draw:name="f19" draw:formula="1536479978 * ?f4 / 3835"/><draw:equation draw:name="f20" draw:formula="724115148 * ?f4 / 3835"/><draw:equation draw:name="f21" draw:formula="6011 * ?f5 / 6011"/><draw:equation draw:name="f22" draw:formula="3835 * ?f4 / 3835"/><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6"/><draw:equation draw:name="f34" draw:formula="?f19 / ?f7"/><draw:equation draw:name="f35" draw:formula="?f20 / ?f7"/><draw:equation draw:name="f36" draw:formula="?f21 / ?f6"/><draw:equation draw:name="f37" draw:formula="?f22 / ?f7"/></draw:enhanced-geometry></draw:custom-shape><draw:custom-shape draw:name="Freeform 13" draw:style-name="gr8" draw:text-style-name="P11" svg:width="7.063cm" svg:height="7.287cm" svg:x="13.989cm" svg:y="17.124cm"><text:p/><draw:enhanced-geometry svg:viewBox="0 0 4102 3432" draw:text-areas="?f27 ?f23 ?f34 ?f35" draw:glue-points="?f22 ?f23 ?f24 ?f25 ?f22 ?f26 ?f27 ?f25 ?f28 ?f23 ?f29 ?f30 ?f28 ?f31 ?f27 ?f30 ?f27 ?f32 ?f27 ?f33 ?f29 ?f31 ?f29 ?f23 ?f27 ?f32" draw:type="non-primitive" draw:enhanced-path="M 0 1038 L 0 2411 4102 3432 4102 0 0 10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2"/><draw:equation draw:name="f7" draw:formula="?f4 / 3432"/><draw:equation draw:name="f8" draw:formula="1271272 * ?f5 / 4102"/><draw:equation draw:name="f9" draw:formula="0 * ?f4 / 3432"/><draw:equation draw:name="f10" draw:formula="2542544 * ?f5 / 4102"/><draw:equation draw:name="f11" draw:formula="1311908 * ?f4 / 3432"/><draw:equation draw:name="f12" draw:formula="2623815 * ?f4 / 3432"/><draw:equation draw:name="f13" draw:formula="0 * ?f5 / 4102"/><draw:equation draw:name="f14" draw:formula="787972874 * ?f5 / 4102"/><draw:equation draw:name="f15" draw:formula="1575945748 * ?f5 / 4102"/><draw:equation draw:name="f16" draw:formula="1002973258 * ?f4 / 3432"/><draw:equation draw:name="f17" draw:formula="2005944987 * ?f4 / 3432"/><draw:equation draw:name="f18" draw:formula="606693783 * ?f4 / 3432"/><draw:equation draw:name="f19" draw:formula="1409188939 * ?f4 / 3432"/><draw:equation draw:name="f20" draw:formula="4102 * ?f5 / 4102"/><draw:equation draw:name="f21" draw:formula="3432 * ?f4 / 3432"/><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7"/><draw:equation draw:name="f33" draw:formula="?f19 / ?f7"/><draw:equation draw:name="f34" draw:formula="?f20 / ?f6"/><draw:equation draw:name="f35" draw:formula="?f21 / ?f7"/></draw:enhanced-geometry></draw:custom-shape></draw:g><draw:custom-shape draw:name="Rectangle 16" draw:style-name="gr10" draw:text-style-name="P11" svg:width="14.823cm" svg:height="9.709cm" svg:x="3.138cm" svg:y="4.962cm"><text:p text:style-name="P12"><text:span text:style-name="T6">3D miniCNC</text:span></text:p><text:p><text:span text:style-name="T7"/></text:p><text:p text:style-name="P13"><text:span text:style-name="T8">Geoffrey Van Landeghem</text:span></text:p><text:p text:style-name="P13"><text:span text:style-name="T8">Jens Van Vaerenbergh</text:span></text:p><text:p text:style-name="P13"><text:span text:style-name="T8">Dempsey Sbaiz</text:span></text:p><text:p><text:span text:style-name="T8"/></text:p><draw:enhanced-geometry svg:viewBox="0 0 21600 21600" draw:type="non-primitive" draw:enhanced-path="M 0 0 L 21600 0 21600 21600 0 21600 Z N"/></draw:custom-shape></draw:g><text:span text:style-name="Default_20_Paragraph_20_Font"><text:span text:style-name="T3"/></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 draw:name="Tekstvak 2" text:anchor-type="paragraph" svg:x="11.77cm" svg:y="0.566cm" svg:width="6.595cm" style:rel-width="scale" svg:height="3.9cm" style:rel-height="scale-min" draw:z-index="8"><draw:text-box><table:table table:name="Tabel2" table:style-name="Tabel2"><table:table-column table:style-name="Tabel2.A"/><table:table-row><table:table-cell table:style-name="Tabel2.A1" office:value-type="string"><text:p text:style-name="P3">Projecten 2</text:p></table:table-cell></table:table-row><table:table-row><table:table-cell table:style-name="Tabel2.A1" office:value-type="string"><text:p text:style-name="P3">Academiejaar 2010-2011</text:p></table:table-cell></table:table-row><table:table-row><table:table-cell table:style-name="Tabel2.A1" office:value-type="string"><text:p text:style-name="P3">Professionele Bachelor ICT </text:p></table:table-cell></table:table-row></table:table><text:p text:style-name="Normal"/></draw:text-box></draw:frame><text:span text:style-name="Default_20_Paragraph_20_Font"><text:span text:style-name="T4"/></text:span></text:p>
      <text:p text:style-name="Normal"/>
      <text:p text:style-name="Normal"/>
      <text:p text:style-name="Normal"/>
      <text:p text:style-name="Normal"/>
      <text:p text:style-name="P9"/>
      <text:p text:style-name="TOC_20_Heading"><text:span text:style-name="Default_20_Paragraph_20_Font"><text:span text:style-name="T4">Inhoud</text:span></text:span></text:p>
      <text:table-of-content text:style-name="Sect1" text:name="_TOC0">
        <text:table-of-content-source text:outline-level="3" text:use-index-marks="false">
          <text:index-title-template text:style-name="Contents_20_Heading">Inhoudsopgave</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text:a xlink:type="simple" xlink:href="#_Toc273802332" office:target-frame-name="_top" xlink:show="replace"><text:span text:style-name="Hyperlink">Vastleggen projectvoorstel</text:span></text:a><text:a xlink:type="simple" xlink:href="#_Toc273802332" office:target-frame-name="_top" xlink:show="replace"><text:tab/>2</text:a></text:p>
          <text:p text:style-name="P7"><text:a xlink:type="simple" xlink:href="#_Toc273802333" office:target-frame-name="_top" xlink:show="replace"><text:span text:style-name="Hyperlink">Omschrijving van het originele idee</text:span></text:a><text:a xlink:type="simple" xlink:href="#_Toc273802333" office:target-frame-name="_top" xlink:show="replace"><text:tab/>2</text:a></text:p>
          <text:p text:style-name="P7"><text:a xlink:type="simple" xlink:href="#_Toc273802334" office:target-frame-name="_top" xlink:show="replace"><text:span text:style-name="Hyperlink">Uitwerken van uiteindelijk idee</text:span></text:a><text:a xlink:type="simple" xlink:href="#_Toc273802334" office:target-frame-name="_top" xlink:show="replace"><text:tab/>2</text:a></text:p>
          <text:p text:style-name="P6"><text:a xlink:type="simple" xlink:href="#_Toc273802335" office:target-frame-name="_top" xlink:show="replace"><text:span text:style-name="Hyperlink">Uiteindelijk projectonderwerp</text:span></text:a><text:a xlink:type="simple" xlink:href="#_Toc273802335" office:target-frame-name="_top" xlink:show="replace"><text:tab/>3</text:a></text:p>
          <text:p text:style-name="P7"><text:a xlink:type="simple" xlink:href="#_Toc273802336" office:target-frame-name="_top" xlink:show="replace"><text:span text:style-name="Hyperlink">Omschrijving van het bedoelde eindresultaat van het project</text:span></text:a><text:a xlink:type="simple" xlink:href="#_Toc273802336" office:target-frame-name="_top" xlink:show="replace"><text:tab/>3</text:a></text:p>
          <text:p text:style-name="P7"><text:a xlink:type="simple" xlink:href="#_Toc273802337" office:target-frame-name="_top" xlink:show="replace"><text:span text:style-name="Hyperlink">Doelpubliek &amp; Context</text:span></text:a><text:a xlink:type="simple" xlink:href="#_Toc273802337" office:target-frame-name="_top" xlink:show="replace"><text:tab/>3</text:a></text:p>
          <text:p text:style-name="P7"><text:a xlink:type="simple" xlink:href="#_Toc273802338" office:target-frame-name="_top" xlink:show="replace"><text:span text:style-name="Hyperlink">Innovatief aspect van het project</text:span></text:a><text:a xlink:type="simple" xlink:href="#_Toc273802338" office:target-frame-name="_top" xlink:show="replace"><text:tab/>3</text:a></text:p>
          <text:p text:style-name="P7"><text:a xlink:type="simple" xlink:href="#_Toc273802339" office:target-frame-name="_top" xlink:show="replace"><text:span text:style-name="Hyperlink">Beschrijving en functionaliteit van je eindresultaat</text:span></text:a><text:a xlink:type="simple" xlink:href="#_Toc273802339" office:target-frame-name="_top" xlink:show="replace"><text:tab/>3</text:a></text:p>
          <text:p text:style-name="P7"><text:a xlink:type="simple" xlink:href="#_Toc273802340" office:target-frame-name="_top" xlink:show="replace"><text:span text:style-name="Hyperlink">Beschrijving van gebruikte technologieën, platform</text:span></text:a><text:a xlink:type="simple" xlink:href="#_Toc273802340" office:target-frame-name="_top" xlink:show="replace"><text:tab/>3</text:a></text:p>
          <text:p text:style-name="P6"><text:a xlink:type="simple" xlink:href="#_Toc273802341" office:target-frame-name="_top" xlink:show="replace"><text:span text:style-name="Hyperlink">Planning</text:span></text:a><text:a xlink:type="simple" xlink:href="#_Toc273802341" office:target-frame-name="_top" xlink:show="replace"><text:tab/>4</text:a></text:p>
          <text:p text:style-name="P7"><text:a xlink:type="simple" xlink:href="#_Toc273802342" office:target-frame-name="_top" xlink:show="replace"><text:span text:style-name="Hyperlink">Structuur van h</text:span></text:a><text:a xlink:type="simple" xlink:href="#_Toc273802342" office:target-frame-name="_top" xlink:show="replace"><text:span text:style-name="Hyperlink">et project</text:span></text:a><text:a xlink:type="simple" xlink:href="#_Toc273802342" office:target-frame-name="_top" xlink:show="replace"><text:tab/>4</text:a></text:p>
          <text:p text:style-name="P7"><text:a xlink:type="simple" xlink:href="#_Toc273802343" office:target-frame-name="_top" xlink:show="replace"><text:span text:style-name="Hyperlink">Werkplanning</text:span></text:a><text:a xlink:type="simple" xlink:href="#_Toc273802343" office:target-frame-name="_top" xlink:show="replace"><text:tab/>4</text:a></text:p>
          <text:p text:style-name="P7"><text:a xlink:type="simple" xlink:href="#_Toc273802344" office:target-frame-name="_top" xlink:show="replace"><text:span text:style-name="Hyperlink">Rapportering</text:span></text:a><text:a xlink:type="simple" xlink:href="#_Toc273802344" office:target-frame-name="_top" xlink:show="replace"><text:tab/>4</text:a></text:p>
        </text:index-body>
      </text:table-of-content>
      <text:p text:style-name="P7"/>
      <text:p text:style-name="P7"/>
      <text:p text:style-name="Normal"/>
      <text:p text:style-name="TOC_20_Heading"/>
      <text:p text:style-name="P2"/>
      <text:h text:style-name="Heading_20_1" text:outline-level="1"><text:bookmark-start text:name="_Toc273802332"/>Vastleggen projectvoorstel<text:bookmark-end text:name="_Toc273802332"/></text:h>
      <text:p text:style-name="Normal"/>
      <text:h text:style-name="Heading_20_2" text:outline-level="2"><text:bookmark-start text:name="_Toc273802333"/>Omschrijving van het originele idee<text:bookmark-end text:name="_Toc273802333"/></text:h>
      <text:p text:style-name="Normal"/>
      <text:p text:style-name="Normal">In samenwerking met Timelab zal er gewerkt worden aan een 3D miniCNC freesmachine. Het hele project is open-source en het is mogelijk de hardware als bouwpakket aan te kopen, Timelabs zal ons hier echter in voorzien. Wij zullen de client software ontwikkelen met een aantrekkelijke GUI, zodat het eenvoudiger wordt om voor een leek met de machine te kunnen werken. Een voorbeeld van client software functionaliteit is het kunnen bekijken van een frees simulatie op de pc. De basismodule zal XY-modus ondersteunen, en indien er nog tijd is voor uitbreiding, kunnen we de freespaden op andere manieren berekenen. Er kan echter niet worden verder gebouwd op de oude client software, we spreken over een nieuw softwarepakket dat modulair wordt opgebouwt. Het hele project moet door de open-source gemeenschap kunnen gebruikt worden, er zal dus multi-platform support moeten zijn.</text:p>
      <text:p text:style-name="Normal"/>
      <text:h text:style-name="Heading_20_2" text:outline-level="2"><text:bookmark-start text:name="_Toc273802334"/>Uitwerken van uiteindelijk idee<text:bookmark-end text:name="_Toc273802334"/></text:h>
      <text:p text:style-name="Normal"/>
      <text:p text:style-name="Normal">Het eerste idee was om een 3D-printer te ontwikkelen. Hiervoor hebben we contact opgenomen met Timelab vzw. Dit is een organisatie in Gent die zich bezig houdt met allerlei moderne technieken zoals 3D-printers, microcontrollers, lasercutters, CNC-freesmachines enz.. Hier zijn we 2 keer langsgegaan om te bespreken en tot ons uiteindelijk projectvoorstel te komen.</text:p>
      <text:p text:style-name="Normal">Na overleg met de verantwoordelijke kwamen we tot besluit dat een 3D-printer geen zo’n goed idee was omdat de software al volledig op punt staat. Moesten we dit dus maken, heeft het weinig nut, omdat het gewoon een rework zou zijn van een volledig werkend programma/toestel.</text:p>
      <text:p text:style-name="Normal">Ze hebben ons dan een miniCNC freesmachine getoond waarvoor de software een mix is van bestaande scripts en programma's, maar dit is zeer ongemakkelijk voor personen met weinig kennis over deze software om de cnc te gebruiken. Daarom hebben ze voorgesteld om voor deze CNC een nieuw softwarepakket te schrijven, die het veel makkelijker maakt om via een eenvoudige GUI freespaden uit te rekenen en vervolgens door te sturen naar de machine. </text:p>
      <text:p text:style-name="P2"/>
      <text:p text:style-name="Normal"/>
      <text:h text:style-name="Heading_20_1" text:outline-level="1"><text:bookmark-start text:name="_Toc273802335"/>Uiteindelijk projectonderwerp<text:bookmark-end text:name="_Toc273802335"/></text:h>
      <text:p text:style-name="Normal"/>
      <text:h text:style-name="Heading_20_2" text:outline-level="2"><text:bookmark-start text:name="_Toc273802336"/>Omschrijving van het bedoelde eindresultaat van het project<text:bookmark-end text:name="_Toc273802336"/></text:h>
      <text:p text:style-name="P4">De open-source freesmachine, de miniCNC, is gericht op beginners en niet-ingenieurs. We zien de machine heel erg als “my first CNC”. Daarom willen we de sturing en de Gcode-generator ook zo eenvoudig, laagdrempelig en visueel als mogelijk maken. Momenteel gebruiken ze een aangepast python-script, CADPY, dat dient als mockup/stand-in voor wat we in gedachten hebben. Deze zullen we vervangen door een cross-platform softwarepakket die veel gebruiksvriendelijker is.</text:p>
      <text:h text:style-name="Heading_20_2" text:outline-level="2"><text:bookmark-start text:name="_Toc273802337"/>Doelpublie<text:bookmark-start text:name="_GoBack"/>k <text:bookmark-end text:name="_GoBack"/>&amp; Context<text:bookmark-end text:name="_Toc273802337"/></text:h>
      <text:p text:style-name="Normal">Ons project is bedoeld om de mensen die interesse hebben voor 3D tekeningen te maken maar geen kennis hebben van geavanceerde tekensoftware, toch een kans te geven om aan de hand van een ingeladen afbeelding een output te genereren die kan doorgestuurd worden naar de CNC freesmachine. Dit is dus gericht <text:span text:style-name="Default_20_Paragraph_20_Font"><text:span text:style-name="T5">op grafici, designers, </text:span></text:span><text:span text:style-name="Default_20_Paragraph_20_Font"><text:span text:style-name="T5">architecten, beeldend kunstenaars etc..</text:span></text:span></text:p>
      <text:h text:style-name="Heading_20_2" text:outline-level="2"><text:bookmark-start text:name="_Toc273802338"/>Innovatief aspect van het project<text:bookmark-end text:name="_Toc273802338"/></text:h>
      <text:p text:style-name="Normal">Ons project is vernieuwend omdat de huidige software niet echt ‘fool’-proof is. De CNC machines en software hiervoor bestaan al langere tijd, maar het probleem is om een eenvoudige GUI te vinden die in de achtergrond afhandelt met al de moeilijke berekeningen.</text:p>
      <text:h text:style-name="Heading_20_2" text:outline-level="2"><text:bookmark-start text:name="_Toc273802339"/>Beschrijving en functionaliteit van je eindresultaat<text:bookmark-end text:name="_Toc273802339"/></text:h>
      <text:p text:style-name="Normal">Onze doel voor het eindproject is een cross-platform softwarepakket ontwikkelen voor een CNC freesmachine waarmee gebruikers zonder voorkennis gemakkelijk hun tekeningen kunnen inladen en zo doorsturen naar de freesmachine die het vervolgens in 3D zal uitfrezen. Onze minimale doestellingen omvatten de code doorsturen over een seriële verbinding, programma dat in XY-mode een tekening zal uitfrezen (XY-mode is in horizontale lijnen van boven-&gt;onder + links-&gt;rechts), eenvoudige visualisatie van de freespaden en dit allemaal verpakt in een gebruiksvriendelijke GUI.</text:p>
      <text:p text:style-name="Normal">We zullen proberen modulair te werken, zodat als we tijd over hebben, we nog extra functies kunnen toevoegen aan ons programma. Zo zouden we kunnen andere berekeningen voor de freespaden toevoegen (circulair uitfrezen), sierletters met 1 pad uitfrezen en eventueel nog andere vormen uitwerken.</text:p>
      <text:h text:style-name="Heading_20_2" text:outline-level="2"><text:bookmark-start text:name="_Toc273802340"/>Beschrijving van gebruikte technologieën, platform<text:bookmark-end text:name="_Toc273802340"/></text:h>
      <text:p text:style-name="Normal">Ons programma moet cross-platform zijn, dus de voorkeurtaal is Java. Hierdoor zullen we grotendeels op Windows ontwikkelen, maar het zal ook getest worden op MacOSX en Linux.</text:p>
      <text:p text:style-name="Normal"><text:soft-page-break/>De hardware die we zullen gebruiken: Sanguino/Arduino = Microcontroller die de CNC aanstuurt.</text:p>
      <text:p text:style-name="Normal">Om gemakkelijk samen te kunnen werken aan de code en documentatie gebruiken we een gitserver (bitbucket).</text:p>
      <text:p text:style-name="P2"/>
      <text:h text:style-name="Heading_20_1" text:outline-level="1"><text:bookmark-start text:name="_Toc273802341"/>Planning<text:bookmark-end text:name="_Toc273802341"/></text:h>
      <text:p text:style-name="Normal"/>
      <text:h text:style-name="Heading_20_2" text:outline-level="2"><text:bookmark-start text:name="_Toc273802342"/>Structuur van het project<text:bookmark-end text:name="_Toc273802342"/></text:h>
      <text:p text:style-name="P5">Wat moet er allemaal gebeuren (chronologisch):</text:p>
      <text:list xml:id="list31462123" text:style-name="L1">
        <text:list-item>
          <text:p text:style-name="P10">Git + forum opzetten voor groepscommunicatie en bestandsdeling.</text:p>
        </text:list-item>
        <text:list-item>
          <text:p text:style-name="P10">Beslissen over de gebruikte programmeertaal (wss. Java omdat het cross-platform is)</text:p>
        </text:list-item>
        <text:list-item>
          <text:p text:style-name="P10">Vastleggen van de interfaces en klassenstructuur</text:p>
        </text:list-item>
        <text:list-item>
          <text:p text:style-name="P10">Seriële verbinding tussen de computer en CNC hardware programmeren</text:p>
        </text:list-item>
        <text:list-item>
          <text:p text:style-name="P10">Afbeeldingen inlezen</text:p>
        </text:list-item>
        <text:list-item>
          <text:p text:style-name="P10">Freespaden berekenen op deze afbeelding met eigen algoritme (meerdere mogelijk)</text:p>
        </text:list-item>
        <text:list-item>
          <text:p text:style-name="P10">Freespaden renderen naar gcode</text:p>
        </text:list-item>
        <text:list-item>
          <text:p text:style-name="P10">Freespaden weergeven op de afbeelding</text:p>
        </text:list-item>
        <text:list-item>
          <text:p text:style-name="P10">Gebruiksvriendelijke GUI aanmaken</text:p>
        </text:list-item>
      </text:list>
      <text:p text:style-name="Normal">Om de werking van ons project te testen zullen we eerst beginnen met de seriële verbinding op te stellen, zodat we via een eenvoudig programma de werking van de frees kunnen uittesten. Achteraf kunnen we een simulatie bouwen of bestaande visualisatieprogrammas gebruiken zodat we niet steeds de frees zelf moeten gebruiken om te zien wat het resultaat zal zijn.</text:p>
      <text:h text:style-name="Heading_20_2" text:outline-level="2"><text:bookmark-start text:name="_Toc273802343"/>Werkplanning<text:bookmark-end text:name="_Toc273802343"/></text:h>
      <text:p text:style-name="Normal">Lesweek 3: Beslissen programmeertaal, Contactmoment met Projectdossier</text:p>
      <text:p text:style-name="Normal">Lesweek 4: Seriële verbinding programmeren + werkende gCode scripts runnen</text:p>
      <text:p text:style-name="Normal">Lesweek 6: Datalaag (inlezen + wegschrijven gCode) + inlezen afbeeldingen + seriële verbinding in java omgeving</text:p>
      <text:p text:style-name="Normal">Lesweek 7: Logische laag programmeren (Berekening freespaden op ingelezen afbeelding, omzetten van freespaden naar gCode)</text:p>
      <text:p text:style-name="Normal">Lesweek 9: Logische laag afwerken (Extra alghoritmen voor andere freespaden toevoegen indien tijd over)</text:p>
      <text:p text:style-name="Normal">Lesweek 11: De GUI aanmaken en doen communiceren met onderliggende lagen</text:p>
      <text:p text:style-name="Normal"><text:soft-page-break/>Voor de twee wekelijkse contactmomenten met de docent hebben we de mogelijkheid om donderdagochtend om 10.30 en vrijdagmiddag om 11.20, meerdere data nog mogelijk na overleg met de docent. Desnoods kunnen we ook afspreken de dinsdagmiddag na lesweek6, omdat het vak microcontrollers dan wegvalt.</text:p>
      <text:h text:style-name="Heading_20_2" text:outline-level="2"><text:bookmark-start text:name="_Toc273802344"/>Rapportering<text:bookmark-end text:name="_Toc273802344"/></text:h>
      <text:p text:style-name="Normal">Om te communiceren met de docent zullen we gebruik maken van:</text:p>
      <text:list xml:id="list31708366" text:continue-numbering="true" text:style-name="L1">
        <text:list-item>
          <text:p text:style-name="P10"><text:s/>geplande bijeenkomsten, Mails en een Foru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nl" fo:country="B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nl" fo:country="B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language-asian="nl" style:country-asian="BE"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style:font-name-asian="Times New Roman" style:language-asian="nl" style:country-asian="BE"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asian="Times New Roman" style:language-asian="nl" style:country-asian="BE"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style:font-name-asian="Times New Roman" style:language-asian="nl" style:country-asian="BE"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Placeholder_20_Text" style:display-name="Placeholder Text" style:family="text" style:parent-style-name="Default_20_Paragraph_20_Font">
      <style:text-properties fo:color="#808080"/>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249cm" fo:margin-left="0cm" table:align="left"/>
    </style:style>
    <style:style style:name="Tabel1.A" style:family="table-column">
      <style:table-column-properties style:column-width="8.124cm"/>
    </style:style>
    <style:style style:name="Tabel1.A1" style:family="table-cell">
      <style:table-cell-properties fo:padding-left="0.191cm" fo:padding-right="0.191cm" fo:padding-top="0cm" fo:padding-bottom="0cm" fo:border="none"/>
    </style:style>
    <style:style style:name="Tabel1.A2" style:family="table-cell">
      <style:table-cell-properties fo:padding-left="0.191cm" fo:padding-right="0.191cm" fo:padding-top="0cm" fo:padding-bottom="0cm" fo:border-left="none" fo:border-right="none" fo:border-top="none" fo:border-bottom="0.75pt solid #95b3d7"/>
    </style:style>
    <style:style style:name="MP1" style:family="paragraph" style:parent-style-name="Header">
      <style:paragraph-properties fo:text-align="end" style:justify-single-word="false"/>
    </style:style>
    <style:style style:name="MP2" style:family="paragraph">
      <style:paragraph-properties style:writing-mode="lr-tb"/>
    </style:style>
    <style:style style:name="MT1" style:family="text">
      <style:text-properties style:font-name="Cambria" fo:font-size="14pt" style:font-name-asian="Times New Roman" style:font-size-asian="14pt" style:font-size-complex="14pt"/>
    </style:style>
    <style:style style:name="Mgr1" style:family="graphic">
      <style:graphic-properties draw:stroke="none" draw:fill="none" draw:textarea-vertical-align="top" draw:auto-grow-height="false" draw:auto-grow-width="false" fo:min-height="1.423cm" fo:min-width="1.226cm" fo:padding-top="0.127cm" fo:padding-bottom="0.127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able:table table:name="Tabel1" table:style-name="Tabel1">
          <table:table-column table:style-name="Tabel1.A" table:number-columns-repeated="2"/>
          <table:table-row>
            <table:table-cell table:style-name="Tabel1.A1" office:value-type="string">
              <text:p text:style-name="Header">3D miniCNC</text:p>
            </table:table-cell>
            <table:table-cell table:style-name="Tabel1.A1" office:value-type="string">
              <text:p text:style-name="MP1">AJ 2010 - 2011</text:p>
            </table:table-cell>
          </table:table-row>
          <table:table-row>
            <table:table-cell table:style-name="Tabel1.A2" office:value-type="string">
              <text:p text:style-name="Header"/>
            </table:table-cell>
            <table:table-cell table:style-name="Tabel1.A2" office:value-type="string">
              <text:p text:style-name="MP1"/>
            </table:table-cell>
          </table:table-row>
        </table:table>
        <text:p text:style-name="Header"/>
      </style:header>
      <style:footer>
        <text:p text:style-name="Footer"><draw:custom-shape text:anchor-type="paragraph" draw:z-index="6" draw:name="AutoVorm 13" draw:style-name="Mgr1" draw:text-style-name="MP2" svg:width="1.422cm" svg:height="1.227cm" svg:x="0cm" svg:y="0cm"><text:p/><draw:enhanced-geometry svg:viewBox="0 0 512448 441326" draw:text-areas="?f24 ?f26 ?f25 ?f27" draw:glue-points="?f18 ?f19 ?f20 ?f21 ?f18 ?f22 ?f23 ?f21 ?f18 ?f19 ?f20 ?f21 ?f18 ?f22 ?f23 ?f21" draw:type="non-primitive" draw:enhanced-path="M 0 73554 L 0 73554 C 0 32931 32931 0 73553 0 L 438894 0 438893 0 C 479516 0 512448 32931 512448 73554 L 512448 367772 C 512448 408394 479516 441325 438894 441326 L 73554 441326 C 32931 441326 0 408394 0 36777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448"/><draw:equation draw:name="f7" draw:formula="?f4 / 441326"/><draw:equation draw:name="f8" draw:formula="256224 * ?f5 / 512448"/><draw:equation draw:name="f9" draw:formula="0 * ?f4 / 441326"/><draw:equation draw:name="f10" draw:formula="512448 * ?f5 / 512448"/><draw:equation draw:name="f11" draw:formula="220663 * ?f4 / 441326"/><draw:equation draw:name="f12" draw:formula="441326 * ?f4 / 441326"/><draw:equation draw:name="f13" draw:formula="0 * ?f5 / 512448"/><draw:equation draw:name="f14" draw:formula="21543 * ?f5 / 512448"/><draw:equation draw:name="f15" draw:formula="21543 * ?f4 / 441326"/><draw:equation draw:name="f16" draw:formula="490905 * ?f5 / 512448"/><draw:equation draw:name="f17" draw:formula="419783 * ?f4 / 441326"/><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 text:style-name="Default_20_Paragraph_20_Font"><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dc:title>3D miniCNC</dc:title>
    <meta:initial-creator>Groepslid 1</meta:initial-creator>
    <meta:creation-date>2012-03-02T13:04:00Z</meta:creation-date>
    <dc:date>2012-03-09T11:57:13.19</dc:date>
    <meta:editing-cycles>70</meta:editing-cycles>
    <meta:editing-duration>PT1H58M</meta:editing-duration>
    <meta:document-statistic meta:table-count="2" meta:image-count="1" meta:object-count="0" meta:page-count="8" meta:paragraph-count="65" meta:word-count="1041" meta:character-count="7008" meta:non-whitespace-character-count="6037"/>
    <meta:template xlink:type="simple" xlink:actuate="onRequest" xlink:title="" xlink:href="Normal.dotm"/>
  </office:meta>
</office:document-meta>
</file>